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09cm" style:rel-column-width="17379*"/>
    </style:style>
    <style:style style:name="Tableau3.B" style:family="table-column">
      <style:table-column-properties style:column-width="12.492cm" style:rel-column-width="4815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style:font-name="Arial4" fo:font-size="9pt"/>
    </style:style>
    <style:style style:name="P2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P3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P4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style style:name="P5" style:family="paragraph" style:parent-style-name="Footer">
      <style:text-properties style:font-name="Arial4" fo:font-size="10pt" officeooo:rsid="00196d06" officeooo:paragraph-rsid="00196d06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9a861" officeooo:paragraph-rsid="0019a861"/>
    </style:style>
    <style:style style:name="P8" style:family="paragraph" style:parent-style-name="Standard">
      <style:paragraph-properties fo:break-before="page"/>
      <style:text-properties officeooo:rsid="0019a861" officeooo:paragraph-rsid="0019a861"/>
    </style:style>
    <style:style style:name="P9" style:family="paragraph" style:parent-style-name="Table_20_Contents">
      <style:text-properties style:font-name="Arial" officeooo:rsid="001b2294" officeooo:paragraph-rsid="001b2294"/>
    </style:style>
    <style:style style:name="P10" style:family="paragraph" style:parent-style-name="Table_20_Contents">
      <style:text-properties style:font-name="Arial" officeooo:rsid="001b2294" officeooo:paragraph-rsid="0027e1c7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fo:font-style="italic" fo:font-weight="bold" officeooo:rsid="001b2294" officeooo:paragraph-rsid="001b2294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text-properties style:font-name="Arial" fo:font-size="11pt" fo:font-style="italic" fo:font-weight="bold" officeooo:rsid="0025ebd9" officeooo:paragraph-rsid="0025ebd9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Arial1" fo:font-size="14pt" fo:font-weight="bold" officeooo:rsid="0019a861" officeooo:paragraph-rsid="0019a861"/>
    </style:style>
    <style:style style:name="P16" style:family="paragraph" style:parent-style-name="Standard">
      <style:paragraph-properties fo:margin-top="0.201cm" fo:margin-bottom="0.201cm" style:contextual-spacing="false"/>
      <style:text-properties style:font-name="Arial1" fo:font-size="14pt" fo:font-weight="normal" officeooo:rsid="001db833" officeooo:paragraph-rsid="001db833" style:font-size-asian="12.25pt" style:font-size-complex="14pt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1" fo:font-size="14pt" fo:font-weight="normal" officeooo:rsid="001e2e45" officeooo:paragraph-rsid="001db833" style:font-size-asian="12.25pt" style:font-weight-asian="normal" style:font-size-complex="14pt" style:font-weight-complex="normal"/>
    </style:style>
    <style:style style:name="P18" style:family="paragraph" style:parent-style-name="Table_20_Contents">
      <style:text-properties style:font-name="Arial" fo:font-size="11pt" fo:font-style="italic" fo:font-weight="bold" officeooo:rsid="002870f6" officeooo:paragraph-rsid="002870f6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1b229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bda4c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1e2e45" style:font-weight-asian="normal" style:font-weight-complex="normal"/>
    </style:style>
    <style:style style:name="T6" style:family="text">
      <style:text-properties officeooo:rsid="0020de56" style:font-weight-asian="normal" style:font-weight-complex="normal"/>
    </style:style>
    <style:style style:name="T7" style:family="text">
      <style:text-properties officeooo:rsid="0027e1c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itle/><text:span text:style-name="T2"><text:user-defined style:data-style-name="N0" text:name="Titre">DG_Katchit_1.0_DS106</text:user-defined></text:span></text:p>
      <text:p text:style-name="P16"><text:span text:style-name="T4">Document d</text:span><text:span text:style-name="T5">e </text:span><text:span text:style-name="T6">spécification</text:span></text:p>
      <text:p text:style-name="P17"/>
      <table:table table:name="Tableau2" table:style-name="Tableau2">
        <table:table-column table:style-name="Tableau2.A"/>
        <table:table-row table:style-name="TableLine1405144291040">
          <table:table-cell table:style-name="Tableau2.A1" office:value-type="string">
            <text:p text:style-name="P12">But :</text:p>
            <text:p text:style-name="P10">Ce document <text:span text:style-name="T7">a</text:span> pour but de <text:span text:style-name="T7">détailler les solutions et les informations liés à l’aspect graphique du</text:span><text:span text:style-name="T3"> projet </text:span><text:span text:style-name="T3"><text:user-defined style:data-style-name="N0" text:name="Projet">Katchit</text:user-defined></text:span><text:span text:style-name="T3">.</text:span></text:p>
            <text:p text:style-name="P9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Line1405144284992">
          <table:table-cell table:style-name="Tableau3.A1" office:value-type="string">
            <text:p text:style-name="P12">Type de document :</text:p>
          </table:table-cell>
          <table:table-cell table:style-name="Tableau3.B1" office:value-type="string">
            <text:p text:style-name="P11"><text:user-defined style:data-style-name="N0" text:name="Type document">Dossier Graphique</text:user-defined></text:p>
          </table:table-cell>
        </table:table-row>
        <table:table-row table:style-name="TableLine1405144305152">
          <table:table-cell table:style-name="Tableau3.A2" office:value-type="string">
            <text:p text:style-name="P14">Sigle du document :</text:p>
          </table:table-cell>
          <table:table-cell table:style-name="Tableau3.B2" office:value-type="string">
            <text:p text:style-name="P11"><text:user-defined style:data-style-name="N0" text:name="Siglet document">DG</text:user-defined></text:p>
          </table:table-cell>
        </table:table-row>
        <table:table-row table:style-name="TableLine1405144304000">
          <table:table-cell table:style-name="Tableau3.A2" office:value-type="string">
            <text:p text:style-name="P13">P<text:span text:style-name="T1">rojet :</text:span></text:p>
          </table:table-cell>
          <table:table-cell table:style-name="Tableau3.B2" office:value-type="string">
            <text:p text:style-name="P11"><text:user-defined style:data-style-name="N0" text:name="Projet">Katchit</text:user-defined></text:p>
          </table:table-cell>
        </table:table-row>
        <table:table-row table:style-name="TableLine1405144304000">
          <table:table-cell table:style-name="Tableau3.A2" office:value-type="string">
            <text:p text:style-name="P18">Version :</text:p>
          </table:table-cell>
          <table:table-cell table:style-name="Tableau3.B2" office:value-type="string">
            <text:p text:style-name="P11"><text:user-defined style:data-style-name="N0" text:name="Version">1.0</text:user-defined></text:p>
          </table:table-cell>
        </table:table-row>
        <table:table-row table:style-name="TableLine1405144302560">
          <table:table-cell table:style-name="Tableau3.A2" office:value-type="string">
            <text:p text:style-name="P12">Référence :</text:p>
          </table:table-cell>
          <table:table-cell table:style-name="Tableau3.B2" office:value-type="string">
            <text:p text:style-name="P11"><text:user-defined style:data-style-name="N0" text:name="Référence">DS106</text:user-defined></text:p>
          </table:table-cell>
        </table:table-row>
        <table:table-row table:style-name="TableLine1405144303136">
          <table:table-cell table:style-name="Tableau3.A2" office:value-type="string">
            <text:p text:style-name="P12">Date de création :</text:p>
          </table:table-cell>
          <table:table-cell table:style-name="Tableau3.B2" office:value-type="string">
            <text:p text:style-name="P11"><text:user-defined style:data-style-name="N0" text:name="Date de création">01/01/2024</text:user-defined></text:p>
          </table:table-cell>
        </table:table-row>
        <table:table-row table:style-name="TableLine1405144303712">
          <table:table-cell table:style-name="Tableau3.A2" office:value-type="string">
            <text:p text:style-name="P12">Nombre de page : </text:p>
          </table:table-cell>
          <table:table-cell table:style-name="Tableau3.B2" office:value-type="string">
            <text:p text:style-name="P11"><text:page-count>3</text:page-count></text:p>
          </table:table-cell>
        </table:table-row>
      </table:table>
      <text:p text:style-name="P7"/>
      <table:table table:name="Tableau4" table:style-name="Tableau4">
        <table:table-column table:style-name="Tableau4.A"/>
        <table:table-row table:style-name="TableLine1405144294496">
          <table:table-cell table:style-name="Tableau4.A1" office:value-type="string">
            <text:p text:style-name="P12">Auteur(s) :</text:p>
          </table:table-cell>
        </table:table-row>
        <table:table-row table:style-name="TableLine1405144302272">
          <table:table-cell table:style-name="Tableau4.A2" office:value-type="string">
            <text:p text:style-name="P11"><text:user-defined style:data-style-name="N0" text:name="Auteur 1">Thomas L. BONNEAUD</text:user-defined></text:p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Italique" style:font-family-generic="swiss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4" fo:font-family="Arial" style:font-style-name="Normal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Arial2" fo:font-family="Arial" style:font-style-name="Gras Italique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Figur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Illustration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abl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ext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4" fo:font-family="Arial" style:font-style-name="Normal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Arial4" fo:font-size="9pt"/>
    </style:style>
    <style:style style:name="MP2" style:family="paragraph" style:parent-style-name="Footer">
      <style:text-properties style:font-name="Arial4" fo:font-size="10pt" officeooo:rsid="00196d06" officeooo:paragraph-rsid="00196d06"/>
    </style:style>
    <style:style style:name="MP3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MP4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MP5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405144289312">
            <table:table-cell table:style-name="Tableau1.A1" table:number-rows-spanned="2" office:value-type="string">
              <text:p text:style-name="MP3"><text:user-defined style:data-style-name="N0" text:name="Titre">DG_Katchit_1.0_DS106</text:user-defined></text:p>
            </table:table-cell>
            <table:table-cell table:style-name="Tableau1.A1" office:value-type="string">
              <text:p text:style-name="MP4">Projet : <text:user-defined style:data-style-name="N0" text:name="Projet">Katchit</text:user-defined></text:p>
            </table:table-cell>
          </table:table-row>
          <table:table-row table:style-name="TableLine1405144279808">
            <table:covered-table-cell table:style-name="Tableau1.A1"/>
            <table:table-cell table:style-name="Tableau1.A1" office:value-type="string">
              <text:p text:style-name="MP5">Référence : <text:user-defined style:data-style-name="N0" text:name="Référence">DS106</text:user-defined>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13:35:17.694000000</meta:creation-date>
    <dc:date>2024-01-01T20:24:58.346000000</dc:date>
    <meta:editing-duration>PT26M17S</meta:editing-duration>
    <meta:editing-cycles>12</meta:editing-cycles>
    <meta:generator>LibreOffice/7.3.3.2$Windows_X86_64 LibreOffice_project/d1d0ea68f081ee2800a922cac8f79445e4603348</meta:generator>
    <meta:document-statistic meta:table-count="4" meta:image-count="0" meta:object-count="0" meta:page-count="3" meta:paragraph-count="25" meta:word-count="71" meta:character-count="412" meta:non-whitespace-character-count="365"/>
    <meta:user-defined meta:name="Auteur 1">Thomas L. BONNEAUD</meta:user-defined>
    <meta:user-defined meta:name="Auteur 2"/>
    <meta:user-defined meta:name="Auteur 3"/>
    <meta:user-defined meta:name="Date de création">01/01/2024</meta:user-defined>
    <meta:user-defined meta:name="Projet" meta:value-type="string">Katchit</meta:user-defined>
    <meta:user-defined meta:name="Référence" meta:value-type="string">DS106</meta:user-defined>
    <meta:user-defined meta:name="Siglet document" meta:value-type="string">DG</meta:user-defined>
    <meta:user-defined meta:name="Titre" meta:value-type="string">DG_Katchit_1.0_DS106</meta:user-defined>
    <meta:user-defined meta:name="Type document" meta:value-type="string">Dossier Graphique</meta:user-defined>
    <meta:user-defined meta:name="Version" meta:value-type="string">1.0</meta:user-defined>
  </office:meta>
</office:document-meta>
</file>